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lemonde.fr/">LeMonde</text:a></text:p>
      <text:p text:style-name="Standard"/>
      <text:p text:style-name="Standard">Élément d'alignement avec Nav (id = surheader) : Menu d' entête pas construit avec des listes mais un paragraphe contenant des hyperliens. </text:p>
      <text:p text:style-name="Standard">Remarque : Ne respecte pas la spécification de HTML car les hyperliens constituent une collection logique d'élémen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4-29T14:10:49</meta:creation-date>
    <dc:date>2014-05-05T10:11:33</dc:date>
    <dc:creator>Asus </dc:creator>
    <meta:editing-duration>PT28M58S</meta:editing-duration>
    <meta:editing-cycles>12</meta:editing-cycles>
    <meta:generator>LibreOffice/3.5$Linux_x86 LibreOffice_project/350m1$Build-2</meta:generator>
    <meta:document-statistic meta:table-count="0" meta:image-count="0" meta:object-count="0" meta:page-count="1" meta:paragraph-count="3" meta:word-count="40" meta:character-count="264" meta:non-whitespace-character-count="225"/>
  </office:meta>
</office:document-meta>
</file>